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layout-cache" manifest:media-type="application/binary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Thumbnails/thumbnail.png" manifest:media-type="image/png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Courier 10 Pitch" svg:font-family="'Courier 10 Pitch'" style:font-pitch="fixed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text-properties style:use-window-font-color="true" fo:font-size="8pt" officeooo:rsid="00335fd6" officeooo:paragraph-rsid="00b82561" fo:background-color="transparent" style:font-size-asian="8pt" style:font-size-complex="8pt"/>
    </style:style>
    <style:style style:name="P2" style:family="paragraph" style:parent-style-name="Heading_20_1">
      <style:text-properties officeooo:paragraph-rsid="00c774e0"/>
    </style:style>
    <style:style style:name="P3" style:family="paragraph" style:parent-style-name="Heading_20_2">
      <style:text-properties officeooo:paragraph-rsid="00bf1237"/>
    </style:style>
    <style:style style:name="P4" style:family="paragraph" style:parent-style-name="Heading_20_2">
      <style:text-properties officeooo:paragraph-rsid="00c39f28"/>
    </style:style>
    <style:style style:name="P5" style:family="paragraph" style:parent-style-name="Heading_20_2">
      <style:text-properties officeooo:paragraph-rsid="00c40211"/>
    </style:style>
    <style:style style:name="P6" style:family="paragraph" style:parent-style-name="Heading_20_2">
      <style:text-properties officeooo:paragraph-rsid="00c774e0"/>
    </style:style>
    <style:style style:name="P7" style:family="paragraph" style:parent-style-name="Standard">
      <style:text-properties fo:font-variant="normal" fo:text-transform="none" style:use-window-font-color="true" style:font-name="Liberation Serif" fo:font-size="10pt" fo:letter-spacing="normal" fo:font-style="normal" fo:font-weight="normal" officeooo:rsid="00a3a49b" officeooo:paragraph-rsid="00c5ad46" style:font-size-asian="10pt" style:font-style-asian="normal" style:font-size-complex="10pt" style:font-style-complex="normal"/>
    </style:style>
    <style:style style:name="P8" style:family="paragraph" style:parent-style-name="Standard">
      <style:text-properties fo:font-variant="normal" fo:text-transform="none" style:use-window-font-color="true" style:text-line-through-style="none" style:text-line-through-type="none" style:font-name="Liberation Serif" fo:font-size="8pt" fo:letter-spacing="normal" fo:font-style="normal" style:text-underline-style="none" fo:font-weight="bold" officeooo:rsid="00b82740" officeooo:paragraph-rsid="00c5ad46" style:text-blinking="false" fo:background-color="transparent" style:font-size-asian="8pt" style:font-style-asian="normal" style:font-weight-asian="bold" style:font-size-complex="8pt" style:font-style-complex="normal" style:font-weight-complex="bold"/>
    </style:style>
    <style:style style:name="P9" style:family="paragraph" style:parent-style-name="Standard">
      <style:text-properties officeooo:paragraph-rsid="00c5ad46"/>
    </style:style>
    <style:style style:name="P10" style:family="paragraph" style:parent-style-name="Text_20_body">
      <style:text-properties officeooo:rsid="00b82561" officeooo:paragraph-rsid="00b82561"/>
    </style:style>
    <style:style style:name="P11" style:family="paragraph" style:parent-style-name="Text_20_body">
      <style:text-properties officeooo:paragraph-rsid="00b82561"/>
    </style:style>
    <style:style style:name="P12" style:family="paragraph" style:parent-style-name="Text_20_body">
      <style:text-properties fo:font-weight="bold" officeooo:rsid="00b82561" officeooo:paragraph-rsid="00b82561" style:font-weight-asian="bold" style:font-weight-complex="bold"/>
    </style:style>
    <style:style style:name="P13" style:family="paragraph" style:parent-style-name="Text_20_body">
      <style:text-properties fo:font-weight="normal" officeooo:rsid="00b82561" officeooo:paragraph-rsid="00b82561" style:font-weight-asian="normal" style:font-weight-complex="normal"/>
    </style:style>
    <style:style style:name="P14" style:family="paragraph" style:parent-style-name="Text_20_body">
      <style:text-properties officeooo:paragraph-rsid="00b8fa26"/>
    </style:style>
    <style:style style:name="P15" style:family="paragraph" style:parent-style-name="Text_20_body">
      <style:text-properties officeooo:rsid="00b8fa26" officeooo:paragraph-rsid="00b8fa26"/>
    </style:style>
    <style:style style:name="P16" style:family="paragraph" style:parent-style-name="Text_20_body">
      <style:text-properties officeooo:rsid="00b97b6b" officeooo:paragraph-rsid="00bae6ae"/>
    </style:style>
    <style:style style:name="P17" style:family="paragraph" style:parent-style-name="Text_20_body">
      <style:text-properties officeooo:paragraph-rsid="00bae6ae"/>
    </style:style>
    <style:style style:name="P18" style:family="paragraph" style:parent-style-name="Text_20_body">
      <style:text-properties officeooo:paragraph-rsid="00bd770a"/>
    </style:style>
    <style:style style:name="P19" style:family="paragraph" style:parent-style-name="Text_20_body">
      <style:text-properties officeooo:paragraph-rsid="00bf1237"/>
    </style:style>
    <style:style style:name="P20" style:family="paragraph" style:parent-style-name="Text_20_body">
      <style:text-properties officeooo:rsid="00bf1237" officeooo:paragraph-rsid="00bf1237"/>
    </style:style>
    <style:style style:name="P21" style:family="paragraph" style:parent-style-name="Text_20_body">
      <style:text-properties officeooo:rsid="00bf1237" officeooo:paragraph-rsid="00bf392f"/>
    </style:style>
    <style:style style:name="P22" style:family="paragraph" style:parent-style-name="Text_20_body">
      <style:text-properties officeooo:rsid="00bf1237" officeooo:paragraph-rsid="00c04eee"/>
    </style:style>
    <style:style style:name="P23" style:family="paragraph" style:parent-style-name="Text_20_body">
      <style:text-properties officeooo:paragraph-rsid="00bf392f"/>
    </style:style>
    <style:style style:name="P24" style:family="paragraph" style:parent-style-name="Text_20_body">
      <style:text-properties officeooo:rsid="00c04eee" officeooo:paragraph-rsid="00c04eee"/>
    </style:style>
    <style:style style:name="P25" style:family="paragraph" style:parent-style-name="Text_20_body">
      <style:text-properties officeooo:paragraph-rsid="00c39f28"/>
    </style:style>
    <style:style style:name="P26" style:family="paragraph" style:parent-style-name="Text_20_body">
      <style:text-properties officeooo:rsid="00c774e0" officeooo:paragraph-rsid="00c774e0"/>
    </style:style>
    <style:style style:name="P27" style:family="paragraph" style:parent-style-name="Text_20_body">
      <style:text-properties officeooo:rsid="00c93845" officeooo:paragraph-rsid="00c93845"/>
    </style:style>
    <style:style style:name="P28" style:family="paragraph" style:parent-style-name="Text_20_body">
      <style:text-properties officeooo:paragraph-rsid="00c93845"/>
    </style:style>
    <style:style style:name="P29" style:family="paragraph" style:parent-style-name="Text_20_body">
      <style:text-properties officeooo:paragraph-rsid="00c93f8b"/>
    </style:style>
    <style:style style:name="P30" style:family="paragraph" style:parent-style-name="Title">
      <style:paragraph-properties fo:text-align="center" style:justify-single-word="false"/>
      <style:text-properties officeooo:paragraph-rsid="005f549b"/>
    </style:style>
    <style:style style:name="P31" style:family="paragraph" style:parent-style-name="Title">
      <style:paragraph-properties fo:text-align="center" style:justify-single-word="false"/>
      <style:text-properties officeooo:paragraph-rsid="00b82561"/>
    </style:style>
    <style:style style:name="T1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2" style:family="text">
      <style:text-properties style:text-position="0% 100%" fo:font-size="8pt" fo:font-weight="normal" officeooo:rsid="005c5fa7" style:font-size-asian="8pt" style:font-weight-asian="normal" style:font-size-complex="8pt" style:font-weight-complex="normal"/>
    </style:style>
    <style:style style:name="T3" style:family="text">
      <style:text-properties style:text-position="0% 100%" fo:font-size="8pt" fo:font-weight="normal" officeooo:rsid="00c5ad46" style:font-size-asian="8pt" style:font-weight-asian="normal" style:font-size-complex="8pt" style:font-weight-complex="normal"/>
    </style:style>
    <style:style style:name="T4" style:family="text">
      <style:text-properties fo:font-weight="bold" officeooo:rsid="00b82561" style:font-weight-asian="bold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bd770a" style:font-style-asian="normal" style:font-style-complex="normal"/>
    </style:style>
    <style:style style:name="T7" style:family="text">
      <style:text-properties fo:font-style="normal" officeooo:rsid="00c39f28" style:font-style-asian="normal" style:font-style-complex="normal"/>
    </style:style>
    <style:style style:name="T8" style:family="text">
      <style:text-properties fo:font-style="normal" officeooo:rsid="00bf392f" style:font-style-asian="normal" style:font-style-complex="normal"/>
    </style:style>
    <style:style style:name="T9" style:family="text">
      <style:text-properties fo:font-style="normal" officeooo:rsid="00c40211" style:font-style-asian="normal" style:font-style-complex="normal"/>
    </style:style>
    <style:style style:name="T10" style:family="text">
      <style:text-properties fo:font-style="normal" officeooo:rsid="00c774e0" style:font-style-asian="normal" style:font-style-complex="normal"/>
    </style:style>
    <style:style style:name="T11" style:family="text">
      <style:text-properties fo:font-style="normal" officeooo:rsid="00c93845" style:font-style-asian="normal" style:font-style-complex="normal"/>
    </style:style>
    <style:style style:name="T12" style:family="text">
      <style:text-properties fo:font-style="normal" officeooo:rsid="00c93f8b" style:font-style-asian="normal" style:font-style-complex="normal"/>
    </style:style>
    <style:style style:name="T13" style:family="text">
      <style:text-properties fo:font-style="normal" officeooo:rsid="00cad8d6" style:font-style-asian="normal" style:font-style-complex="normal"/>
    </style:style>
    <style:style style:name="T14" style:family="text">
      <style:text-properties fo:font-style="normal" fo:font-weight="bold" officeooo:rsid="00b82561" style:font-style-asian="normal" style:font-weight-asian="bold" style:font-style-complex="normal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b8fa26" style:font-weight-asian="normal" style:font-weight-complex="normal"/>
    </style:style>
    <style:style style:name="T17" style:family="text">
      <style:text-properties fo:font-weight="normal" officeooo:rsid="00b97b6b" style:font-weight-asian="normal" style:font-weight-complex="normal"/>
    </style:style>
    <style:style style:name="T18" style:family="text">
      <style:text-properties fo:font-weight="normal" officeooo:rsid="00bae6ae" style:font-weight-asian="normal" style:font-weight-complex="normal"/>
    </style:style>
    <style:style style:name="T19" style:family="text">
      <style:text-properties style:text-position="sub 58%" officeooo:rsid="00bbf98e"/>
    </style:style>
    <style:style style:name="T20" style:family="text">
      <style:text-properties fo:font-style="italic" officeooo:rsid="00bd770a" style:font-style-asian="italic" style:font-style-complex="italic"/>
    </style:style>
    <style:style style:name="T21" style:family="text">
      <style:text-properties fo:font-size="10pt" officeooo:rsid="00a596da" style:font-size-asian="10pt" style:font-size-complex="10pt"/>
    </style:style>
    <style:style style:name="T22" style:family="text">
      <style:text-properties fo:font-size="10pt" officeooo:rsid="0045f49a" style:font-size-asian="10pt" style:font-size-complex="10pt"/>
    </style:style>
    <style:style style:name="T23" style:family="text">
      <style:text-properties officeooo:rsid="00b82561"/>
    </style:style>
    <style:style style:name="T24" style:family="text">
      <style:text-properties style:font-name="Liberation Sans" fo:font-size="10pt" officeooo:rsid="00b82561" style:font-name-asian="WenQuanYi Micro Hei" style:font-size-asian="10pt" style:font-name-complex="Lohit Devanagari" style:font-size-complex="10pt"/>
    </style:style>
    <style:style style:name="T25" style:family="text">
      <style:text-properties style:font-name="Liberation Sans" fo:font-size="14pt" fo:font-weight="bold" officeooo:rsid="00bf1237" style:font-name-asian="WenQuanYi Micro Hei" style:font-size-asian="14pt" style:font-weight-asian="bold" style:font-name-complex="Lohit Devanagari" style:font-size-complex="14pt" style:font-weight-complex="bold"/>
    </style:style>
    <style:style style:name="T26" style:family="text">
      <style:text-properties style:font-name="Liberation Sans" fo:font-size="14pt" officeooo:rsid="00bf1237" style:font-name-asian="WenQuanYi Micro Hei" style:font-size-asian="14pt" style:font-name-complex="Lohit Devanagari" style:font-size-complex="14pt"/>
    </style:style>
    <style:style style:name="T27" style:family="text">
      <style:text-properties style:font-name="Liberation Sans" fo:font-size="14pt" officeooo:rsid="00c40211" style:font-name-asian="WenQuanYi Micro Hei" style:font-size-asian="14pt" style:font-name-complex="Lohit Devanagari" style:font-size-complex="14pt"/>
    </style:style>
    <style:style style:name="T28" style:family="text">
      <style:text-properties style:font-name="Liberation Sans" fo:font-size="14pt" fo:font-style="normal" officeooo:rsid="00c39f28" style:font-name-asian="WenQuanYi Micro Hei" style:font-size-asian="14pt" style:font-style-asian="normal" style:font-name-complex="Lohit Devanagari" style:font-size-complex="14pt" style:font-style-complex="normal"/>
    </style:style>
    <style:style style:name="T29" style:family="text">
      <style:text-properties style:font-name="Liberation Sans" fo:font-size="14pt" fo:font-style="normal" officeooo:rsid="00c40211" style:font-name-asian="WenQuanYi Micro Hei" style:font-size-asian="14pt" style:font-style-asian="normal" style:font-name-complex="Lohit Devanagari" style:font-size-complex="14pt" style:font-style-complex="normal"/>
    </style:style>
    <style:style style:name="T30" style:family="text">
      <style:text-properties style:font-name="Liberation Sans" fo:font-size="14pt" fo:font-style="normal" officeooo:rsid="00c774e0" style:font-name-asian="WenQuanYi Micro Hei" style:font-size-asian="14pt" style:font-style-asian="normal" style:font-name-complex="Lohit Devanagari" style:font-size-complex="14pt" style:font-style-complex="normal"/>
    </style:style>
    <style:style style:name="T31" style:family="text">
      <style:text-properties officeooo:rsid="00b97b6b"/>
    </style:style>
    <style:style style:name="T32" style:family="text">
      <style:text-properties officeooo:rsid="005c5fa7"/>
    </style:style>
    <style:style style:name="T33" style:family="text">
      <style:text-properties officeooo:rsid="00bae6ae"/>
    </style:style>
    <style:style style:name="T34" style:family="text">
      <style:text-properties officeooo:rsid="00bbf98e"/>
    </style:style>
    <style:style style:name="T35" style:family="text">
      <style:text-properties officeooo:rsid="00bd770a"/>
    </style:style>
    <style:style style:name="T36" style:family="text">
      <style:text-properties officeooo:rsid="00bf1237"/>
    </style:style>
    <style:style style:name="T37" style:family="text">
      <style:text-properties officeooo:rsid="00bf392f"/>
    </style:style>
    <style:style style:name="T38" style:family="text">
      <style:text-properties officeooo:rsid="00c04eee"/>
    </style:style>
    <style:style style:name="T39" style:family="text">
      <style:text-properties officeooo:rsid="00c39f28"/>
    </style:style>
    <style:style style:name="T40" style:family="text">
      <style:text-properties officeooo:rsid="00c93845"/>
    </style:style>
    <style:style style:name="T41" style:family="text">
      <style:text-properties officeooo:rsid="00c93f8b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span text:style-name="T4">Generic Orthogonal </text:span><text:span text:style-name="T25">Linear Transformation</text:span></text:p>
      <text:p text:style-name="P30"><text:span text:style-name="T22">(</text:span><text:span text:style-name="T24">Oct 2021</text:span><text:span text:style-name="T22">)</text:span></text:p>
      <text:p text:style-name="P30"><text:span text:style-name="T22"/></text:p>
      <text:p text:style-name="P11"><text:span text:style-name="T23">Thinking of a generic approach to an orthogonal linear transformation following principles appear to be useful:</text:span></text:p>
      <text:p text:style-name="P11"><text:span text:style-name="T14">1. Inductive scalability</text:span></text:p>
      <text:p text:style-name="P11"><text:span text:style-name="T23">Given a n x n transformation. The extension to ( n + d ) x ( n + d ) should be simple.</text:span></text:p>
      <text:p text:style-name="P12">2. O( n log n )</text:p>
      <text:p text:style-name="P10">With d == n we have the grounds for designing an algorithm with O(n log n) complexity.</text:p>
      <text:p text:style-name="P12">3. Simplicity first</text:p>
      <text:p text:style-name="P11"><text:span text:style-name="T23">If we come from a known solution satisfying categories 1 and 2. (E.g. FFT). What is the loss of making it even simpler?</text:span></text:p>
      <text:p text:style-name="P12">4. Universally</text:p>
      <text:p text:style-name="P13">Once a solution is found. Which freedom is left to tweak the algorithm into a more generic (usable) solution.</text:p>
      <text:p text:style-name="Heading_20_2">An inductive construction algorithm</text:p>
      <text:p text:style-name="P14"><text:span text:style-name="T16">Let (n x n) Matrix T be </text:span><text:span text:style-name="T17">orthogonal</text:span><text:span text:style-name="T16">. Let’s construct (2n x 2n) Matrix Q:</text:span></text:p>
      <text:p text:style-name="P17"><text:span text:style-name="T17">In Shorthand</text:span><text:span text:style-name="T31">:</text:span></text:p>
      <text:p text:style-name="P16"><text:span text:style-name="T33">(1)<text:tab/></text:span><draw:frame draw:style-name="fr1" draw:name="Object1" text:anchor-type="as-char" svg:y="-0.152in" svg:width="2.0146in" svg:height="0.2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tab/><text:span text:style-name="T34"><text:tab/><text:tab/></text:span><draw:frame draw:style-name="fr1" draw:name="Object2" text:anchor-type="as-char" svg:y="-0.1484in" svg:width="0.5717in" svg:height="0.2091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6"><text:span text:style-name="T33">(2)<text:tab/></text:span><draw:frame draw:style-name="fr1" draw:name="Object3" text:anchor-type="as-char" svg:y="-0.152in" svg:width="2.3161in" svg:height="0.2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text:span text:style-name="T34"><text:tab/><text:tab/></text:span><text:span text:style-name="T1"><draw:frame draw:style-name="fr1" draw:name="Object7" text:anchor-type="as-char" svg:y="-0.1484in" svg:width="0.7339in" svg:height="0.2091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<text:p text:style-name="P16"><text:span text:style-name="T33">(3)<text:tab/></text:span><draw:frame draw:style-name="fr1" draw:name="Object5" text:anchor-type="as-char" svg:y="-0.152in" svg:width="2.3161in" svg:height="0.2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pan text:style-name="T34"><text:tab/><text:tab/></text:span><draw:frame draw:style-name="fr1" draw:name="Object6" text:anchor-type="as-char" svg:y="-0.1484in" svg:width="0.7339in" svg:height="0.2091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Text_20_body"><text:span text:style-name="T33">(4)<text:tab/></text:span><draw:frame draw:style-name="fr1" draw:name="Object4" text:anchor-type="as-char" svg:y="-0.152in" svg:width="2.6181in" svg:height="0.2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text:tab/><draw:frame draw:style-name="fr1" draw:name="Object8" text:anchor-type="as-char" svg:y="-0.1484in" svg:width="0.9957in" svg:height="0.2091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17"><text:span text:style-name="T17"/></text:p>
      <text:p text:style-name="P17"><text:span text:style-name="T17">In </text:span><text:span text:style-name="T18">Prose</text:span><text:span text:style-name="T31">:</text:span></text:p>
      <text:p text:style-name="P17"><text:span text:style-name="T16">1. (copy)</text:span></text:p>
      <text:p text:style-name="P14"><text:span text:style-name="T16">For i = 0 … n-1: Let the first halve of row i in Q be a copy of row i in T.</text:span></text:p>
      <text:p text:style-name="P14"><text:span text:style-name="T16">2. (continue)</text:span></text:p>
      <text:p text:style-name="P14"><text:span text:style-name="T16">For i = 0 … n-1: Let the second halve of row i in Q be a copy of row i in T.</text:span></text:p>
      <text:p text:style-name="P15"><text:span text:style-name="T15">3. (replicate)</text:span></text:p>
      <text:p text:style-name="P15"><text:span text:style-name="T15">For i = n … 2n-1: Let the first halve of row i in Q be a copy of row (i-n) in T.</text:span></text:p>
      <text:p text:style-name="P14"><text:soft-page-break/><text:span text:style-name="T16">4. (continue negated)</text:span></text:p>
      <text:p text:style-name="P14"><text:span text:style-name="T16">For i = n … 2n-1: Let the second halve of row i in Q be the negative of row (i-n) in T.</text:span></text:p>
      <text:p text:style-name="Heading_20_2"><text:span text:style-name="T6">Q</text:span><text:span text:style-name="T5">uandrant </text:span><text:span text:style-name="T28">V</text:span><text:span text:style-name="T5">iew</text:span></text:p>
      <text:p text:style-name="Text_20_body">An<text:span text:style-name="T39"> equivalent </text:span>way <text:span text:style-name="T39">is defining Q by its 4 n x n quadrants</text:span></text:p>
      <text:p text:style-name="Text_20_body"><draw:frame draw:style-name="fr1" draw:name="Object18" text:anchor-type="as-char" svg:y="-0.2374in" svg:width="0.8902in" svg:height="0.4161in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5"><text:span text:style-name="T9">If Q is constructed iteratively beginning with the 1 x 1 identity, then Q is a </text:span><text:span text:style-name="T29">H</text:span><text:span text:style-name="T9">adamard-</text:span><text:span text:style-name="T29">M</text:span><text:span text:style-name="T9">atrix.</text:span></text:p>
      <text:p text:style-name="Text_20_body"><text:span text:style-name="T9">T</text:span><text:span text:style-name="T5">his follows directly from the Sylvester-Construction of </text:span><text:span text:style-name="T9">the Hadamard Matrix [1].</text:span></text:p>
      <text:p text:style-name="P4">Proof that <text:span text:style-name="T34">rows </text:span>Q<text:span text:style-name="T19">i</text:span> <text:span text:style-name="T34">and Q</text:span><text:span text:style-name="T19">j</text:span><text:span text:style-name="T34"> are</text:span> orthogonal</text:p>
      <text:p text:style-name="P18"><text:span text:style-name="T34"><draw:frame draw:style-name="fr1" draw:name="Object9" text:anchor-type="as-char" svg:y="-0.152in" svg:width="2.2154in" svg:height="0.2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34">and</text:span><text:span text:style-name="T35"><draw:frame draw:style-name="fr1" draw:name="Object13" text:anchor-type="as-char" svg:y="-0.1484in" svg:width="0.3453in" svg:height="0.1839in" draw:z-index="9"><draw:object xlink:href="./Object 13" xlink:type="simple" xlink:show="embed" xlink:actuate="onLoad"/><draw:image xlink:href="./ObjectReplacements/Object 13" xlink:type="simple" xlink:show="embed" xlink:actuate="onLoad"/></draw:frame></text:span><text:span text:style-name="T35">and </text:span><text:span text:style-name="T35"><draw:frame draw:style-name="fr1" draw:name="Object10" text:anchor-type="as-char" svg:y="-0.1484in" svg:width="0.5457in" svg:height="0.1839in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35">and </text:span><text:span text:style-name="T35"><draw:frame draw:style-name="fr1" draw:name="Object14" text:anchor-type="as-char" svg:y="-0.1484in" svg:width="0.5717in" svg:height="0.1839in" draw:z-index="11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34">: First half of both rows are orthogonal and second and half of both rows are orthogonal. Hence the full rows are orthogonal.</text:span></text:p>
      <text:p text:style-name="P18"><text:span text:style-name="T35">For the remaining cases</text:span><text:span text:style-name="T35"><draw:frame draw:style-name="fr1" draw:name="Object15" text:anchor-type="as-char" svg:y="-0.1484in" svg:width="0.5457in" svg:height="0.1839in" draw:z-index="12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35">or </text:span><text:span text:style-name="T35"><draw:frame draw:style-name="fr1" draw:name="Object16" text:anchor-type="as-char" svg:y="-0.1484in" svg:width="0.5717in" svg:height="0.1839in" draw:z-index="13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35">:</text:span></text:p>
      <text:p text:style-name="P18"><text:span text:style-name="T35">For one of both rows first and second half is identical; for the other row the second half is the negation of the first. Let the dot-product of the first-half sub-vectors per row be </text:span><text:span text:style-name="T20">a, </text:span><text:span text:style-name="T6">then the dot pruduct of the second half must be -a. The dot product of the full vectors is then a-a = 0.</text:span></text:p>
      <text:p text:style-name="Heading_20_2">Given T is symmetric<text:span text:style-name="T37">:</text:span> Q is symmetric</text:p>
      <text:p text:style-name="P23"><text:span text:style-name="T7">This conclusion can be trivially </text:span><text:span text:style-name="T10">derived from </text:span><text:span text:style-name="T8">the four quadrants of Q</text:span><text:span text:style-name="T7">.</text:span></text:p>
      <text:p text:style-name="P3"><text:span text:style-name="T27">C</text:span><text:span text:style-name="T26">onstruction</text:span><text:span text:style-name="T27"> a Hadamard-Matrix</text:span></text:p>
      <text:p text:style-name="Text_20_body">We apply <text:span text:style-name="T36">above induction starting with the smallest possible Matrix:</text:span> <text:span text:style-name="T36">( 1 )</text:span></text:p>
      <text:p text:style-name="P24">For better readability we abbreviate +1 with '+' and -1 with '-'.</text:p>
      <text:p text:style-name="P19"><text:span text:style-name="T36">First </text:span><text:span text:style-name="T39">iteration</text:span><text:span text:style-name="T36">:</text:span></text:p>
      <text:p text:style-name="P20"><draw:frame draw:style-name="fr1" draw:name="Object11" text:anchor-type="as-char" svg:y="-0.2181in" svg:width="0.4654in" svg:height="0.3772in" draw:z-index="15"><draw:object xlink:href="./Object 12" xlink:type="simple" xlink:show="embed" xlink:actuate="onLoad"/><draw:image xlink:href="./ObjectReplacements/Object 12" xlink:type="simple" xlink:show="embed" xlink:actuate="onLoad"/></draw:frame></text:p>
      <text:p text:style-name="P25"><text:span text:style-name="T37">Second</text:span><text:span text:style-name="T36"> </text:span><text:span text:style-name="T39">iteration</text:span><text:span text:style-name="T36">:</text:span></text:p>
      <text:p text:style-name="P21"><draw:frame draw:style-name="fr1" draw:name="Object12" text:anchor-type="as-char" svg:y="-0.4102in" svg:width="0.8689in" svg:height="0.761in" draw:z-index="14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25"><text:span text:style-name="T38">Third</text:span><text:span text:style-name="T36"> </text:span><text:span text:style-name="T39">iteration</text:span><text:span text:style-name="T36">:</text:span></text:p>
      <text:p text:style-name="P22"><text:soft-page-break/><draw:frame draw:style-name="fr1" draw:name="Object17" text:anchor-type="as-char" svg:y="-0.7945in" svg:width="1.6752in" svg:height="1.5299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6"><text:span text:style-name="T10">The </text:span><text:span text:style-name="T30">H</text:span><text:span text:style-name="T10">adamard-Matrix is its own inverse up to a constant factor</text:span></text:p>
      <text:p text:style-name="P26">This can be easily shown by considering that Q is symmetric and orthogonal and all rows (and columns) have the same norm.</text:p>
      <text:p text:style-name="Heading_20_2">Complexity O( n log n )</text:p>
      <text:p text:style-name="P28">The computational complexity of the nxn linear hadamard transformation is O(n<text:span text:style-name="T40"> </text:span>log<text:span text:style-name="T40"> </text:span>n)<text:span text:style-name="T40">. This can be easily derived from the quadrant view (</text:span><text:span text:style-name="T11">Sylvester-Construction):</text:span></text:p>
      <text:p text:style-name="P28"><text:span text:style-name="T11">The transformation can be split into two (n/2) x (n/2) transformations of the input vector split into two halves. The resulting two vectors after transformation are then added, forming the first half of the result-vector, and subtracted forming the last half of the result-vector.</text:span></text:p>
      <text:p text:style-name="P27"><text:span text:style-name="T5">This rule can be applied recursively for any vector, which size is of power-2, thus producing log(n) recursions, each with O(n) operations.</text:span></text:p>
      <text:p text:style-name="Heading_20_2">Relation to Fourier and Cosine Transformation</text:p>
      <text:p text:style-name="P29"><text:span text:style-name="T12">Each row of the hadamard matrix is either purely periodic with a specific frequency or periodic with builtin phase-jumps. This approach allows the analysis of the periodicity of a signal. Since many typical signals (audio, video, etc) have predictable periodic behavior, this transformation </text:span><text:span text:style-name="T13">is a useful building block for fast signal compression algorithms.</text:span></text:p>
      <text:p text:style-name="Heading_20_2"/>
      <text:p text:style-name="P2"><text:span text:style-name="T32">References</text:span></text:p>
      <text:p text:style-name="P8"/>
      <text:p text:style-name="P9"><text:span text:style-name="T3">[1]<text:tab/>Hadamard-Matrix</text:span><text:span text:style-name="T2">: <text:tab/><text:tab/></text:span><text:a xlink:type="simple" xlink:href="https://de.wikipedia.org/wiki/Hadamard-Matrix" text:style-name="Internet_20_link" text:visited-style-name="Visited_20_Internet_20_Link"><text:span text:style-name="T2">https://de.wikipedia.org/wiki/Hadamard-Matrix</text:span></text:a></text:p>
      <text:p text:style-name="P7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Courier 10 Pitch" svg:font-family="'Courier 10 Pitch'" style:font-pitch="fixed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class="chapter"/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style:use-window-font-color="true" fo:font-size="8pt" officeooo:rsid="00335fd6" officeooo:paragraph-rsid="00b82561" fo:background-color="transparent" style:font-size-asian="8pt" style:font-size-complex="8pt"/>
    </style:style>
    <style:style style:name="MT1" style:family="text">
      <style:text-properties officeooo:rsid="00b82561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© 20<text:span text:style-name="MT1">21</text:span> Johannes B. Steffens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5-07T11:15:39.967370841</meta:creation-date>
    <meta:generator>LibreOffice/6.4.7.2$Linux_X86_64 LibreOffice_project/40$Build-2</meta:generator>
    <dc:date>2021-10-01T17:03:16.307583248</dc:date>
    <meta:editing-duration>P1DT16H24M35S</meta:editing-duration>
    <meta:editing-cycles>81</meta:editing-cycles>
    <meta:print-date>2018-05-14T15:37:12.426212841</meta:print-date>
    <meta:document-statistic meta:table-count="0" meta:image-count="0" meta:object-count="18" meta:page-count="3" meta:paragraph-count="58" meta:word-count="634" meta:character-count="3515" meta:non-whitespace-character-count="2921"/>
  </office:meta>
</office:document-meta>
</file>

<file path=Object 1/content.xml><?xml version="1.0" encoding="utf-8"?>
<math xmlns="http://www.w3.org/1998/Math/MathML" display="block">
  <semantics>
    <mrow>
      <mo stretchy="false">∀</mo>
      <mrow>
        <mrow>
          <mo fence="true" stretchy="false">(</mo>
          <mrow>
            <mrow>
              <mi>i</mi>
              <mi>,</mi>
              <mi>j</mi>
            </mrow>
          </mrow>
          <mo fence="true" stretchy="false">)</mo>
        </mrow>
        <mo stretchy="false">∈</mo>
        <mrow>
          <mo fence="true" stretchy="false">(</mo>
          <mrow>
            <mrow>
              <mrow>
                <mo fence="true" stretchy="false">[</mo>
                <mrow>
                  <mrow>
                    <mn>1</mn>
                    <mi>,</mi>
                    <mn>...</mn>
                    <mi>,</mi>
                    <mi>n</mi>
                  </mrow>
                </mrow>
                <mo fence="true" stretchy="false">]</mo>
              </mrow>
              <mi>,</mi>
              <mrow>
                <mo fence="true" stretchy="false">[</mo>
                <mrow>
                  <mrow>
                    <mn>1</mn>
                    <mi>,</mi>
                    <mn>...</mn>
                    <mi>,</mi>
                    <mi>n</mi>
                  </mrow>
                </mrow>
                <mo fence="true" stretchy="false">]</mo>
              </mrow>
            </mrow>
          </mrow>
          <mo fence="true" stretchy="false">)</mo>
        </mrow>
      </mrow>
    </mrow>
    <annotation encoding="StarMath 5.0">forall (i,j) in ([1, ..., n], [1, ..., n])
</annotation>
  </semantics>
</math>
</file>

<file path=Object 10/content.xml><?xml version="1.0" encoding="utf-8"?>
<math xmlns="http://www.w3.org/1998/Math/MathML" display="block">
  <semantics>
    <mrow>
      <mi>i</mi>
      <mo stretchy="false">≠</mo>
      <mrow>
        <mi>j</mi>
        <mo stretchy="false">+</mo>
        <mi>n</mi>
      </mrow>
    </mrow>
    <annotation encoding="StarMath 5.0">i &lt;&gt; j+n</annotation>
  </semantics>
</math>
</file>

<file path=Object 11/content.xml><?xml version="1.0" encoding="utf-8"?>
<math xmlns="http://www.w3.org/1998/Math/MathML" display="block">
  <semantics>
    <mrow>
      <mtable>
        <mtr>
          <mtd>
            <mtext> + </mtext>
          </mtd>
        </mtr>
        <mtr>
          <mtd>
            <mtext> + </mtext>
          </mtd>
        </mtr>
        <mtr>
          <mtd>
            <mtext> + </mtext>
          </mtd>
        </mtr>
        <mtr>
          <mtd>
            <mtext> + </mtext>
          </mtd>
        </mtr>
      </mtable>
      <mtable>
        <mtr>
          <mtd>
            <mtext> + </mtext>
          </mtd>
        </mtr>
        <mtr>
          <mtd>
            <mtext> - </mtext>
          </mtd>
        </mtr>
        <mtr>
          <mtd>
            <mtext> + </mtext>
          </mtd>
        </mtr>
        <mtr>
          <mtd>
            <mtext> - </mtext>
          </mtd>
        </mtr>
      </mtable>
      <mtable>
        <mtr>
          <mtd>
            <mtext> + </mtext>
          </mtd>
        </mtr>
        <mtr>
          <mtd>
            <mtext> + </mtext>
          </mtd>
        </mtr>
        <mtr>
          <mtd>
            <mtext> - </mtext>
          </mtd>
        </mtr>
        <mtr>
          <mtd>
            <mtext> - </mtext>
          </mtd>
        </mtr>
      </mtable>
      <mtable>
        <mtr>
          <mtd>
            <mtext> + </mtext>
          </mtd>
        </mtr>
        <mtr>
          <mtd>
            <mtext> - </mtext>
          </mtd>
        </mtr>
        <mtr>
          <mtd>
            <mtext> - </mtext>
          </mtd>
        </mtr>
        <mtr>
          <mtd>
            <mtext> + </mtext>
          </mtd>
        </mtr>
      </mtable>
    </mrow>
    <annotation encoding="StarMath 5.0">stack{" + " # " + " # " + " # " + " } stack{" + " # " - " # " + " # " - "} stack{" + " # " + " # " - " # " - " } stack{" + " # " - " # " - " # " + " } </annotation>
  </semantics>
</math>
</file>

<file path=Object 12/content.xml><?xml version="1.0" encoding="utf-8"?>
<math xmlns="http://www.w3.org/1998/Math/MathML" display="block">
  <semantics>
    <mrow>
      <mtable>
        <mtr>
          <mtd>
            <mtext> + </mtext>
          </mtd>
        </mtr>
        <mtr>
          <mtd>
            <mtext> + </mtext>
          </mtd>
        </mtr>
      </mtable>
      <mtable>
        <mtr>
          <mtd>
            <mtext> + </mtext>
          </mtd>
        </mtr>
        <mtr>
          <mtd>
            <mtext> - </mtext>
          </mtd>
        </mtr>
      </mtable>
    </mrow>
    <annotation encoding="StarMath 5.0">stack{" + " # " + " } stack{" + " # " - " } </annotation>
  </semantics>
</math>
</file>

<file path=Object 13/content.xml><?xml version="1.0" encoding="utf-8"?>
<math xmlns="http://www.w3.org/1998/Math/MathML" display="block">
  <semantics>
    <mrow>
      <mi>i</mi>
      <mo stretchy="false">≠</mo>
      <mi>j</mi>
    </mrow>
    <annotation encoding="StarMath 5.0">i &lt;&gt; j</annotation>
  </semantics>
</math>
</file>

<file path=Object 14/content.xml><?xml version="1.0" encoding="utf-8"?>
<math xmlns="http://www.w3.org/1998/Math/MathML" display="block">
  <semantics>
    <mrow>
      <mi>i</mi>
      <mo stretchy="false">≠</mo>
      <mrow>
        <mi>j</mi>
        <mo stretchy="false">−</mo>
        <mi>n</mi>
      </mrow>
    </mrow>
    <annotation encoding="StarMath 5.0">i &lt;&gt; j-n
</annotation>
  </semantics>
</math>
</file>

<file path=Object 15/content.xml><?xml version="1.0" encoding="utf-8"?>
<math xmlns="http://www.w3.org/1998/Math/MathML" display="block">
  <semantics>
    <mrow>
      <mi>i</mi>
      <mo stretchy="false">=</mo>
      <mrow>
        <mi>j</mi>
        <mo stretchy="false">+</mo>
        <mi>n</mi>
      </mrow>
    </mrow>
    <annotation encoding="StarMath 5.0">i = j+n</annotation>
  </semantics>
</math>
</file>

<file path=Object 16/content.xml><?xml version="1.0" encoding="utf-8"?>
<math xmlns="http://www.w3.org/1998/Math/MathML" display="block">
  <semantics>
    <mrow>
      <mi>i</mi>
      <mo stretchy="false">=</mo>
      <mrow>
        <mi>j</mi>
        <mo stretchy="false">−</mo>
        <mi>n</mi>
      </mrow>
    </mrow>
    <annotation encoding="StarMath 5.0">i = j-n
</annotation>
  </semantics>
</math>
</file>

<file path=Object 17/content.xml><?xml version="1.0" encoding="utf-8"?>
<math xmlns="http://www.w3.org/1998/Math/MathML" display="block">
  <semantics>
    <mrow>
      <mtable>
        <mtr>
          <mtd>
            <mtext> + </mtext>
          </mtd>
        </mtr>
        <mtr>
          <mtd>
            <mtext> + </mtext>
          </mtd>
        </mtr>
        <mtr>
          <mtd>
            <mtext> + </mtext>
          </mtd>
        </mtr>
        <mtr>
          <mtd>
            <mtext> + </mtext>
          </mtd>
        </mtr>
        <mtr>
          <mtd>
            <mtext> + </mtext>
          </mtd>
        </mtr>
        <mtr>
          <mtd>
            <mtext> + </mtext>
          </mtd>
        </mtr>
        <mtr>
          <mtd>
            <mtext> + </mtext>
          </mtd>
        </mtr>
        <mtr>
          <mtd>
            <mtext> + </mtext>
          </mtd>
        </mtr>
      </mtable>
      <mtable>
        <mtr>
          <mtd>
            <mtext> + </mtext>
          </mtd>
        </mtr>
        <mtr>
          <mtd>
            <mtext> - </mtext>
          </mtd>
        </mtr>
        <mtr>
          <mtd>
            <mtext> + </mtext>
          </mtd>
        </mtr>
        <mtr>
          <mtd>
            <mtext> - </mtext>
          </mtd>
        </mtr>
        <mtr>
          <mtd>
            <mtext> + </mtext>
          </mtd>
        </mtr>
        <mtr>
          <mtd>
            <mtext> - </mtext>
          </mtd>
        </mtr>
        <mtr>
          <mtd>
            <mtext> + </mtext>
          </mtd>
        </mtr>
        <mtr>
          <mtd>
            <mtext> - </mtext>
          </mtd>
        </mtr>
      </mtable>
      <mtable>
        <mtr>
          <mtd>
            <mtext> + </mtext>
          </mtd>
        </mtr>
        <mtr>
          <mtd>
            <mtext> + </mtext>
          </mtd>
        </mtr>
        <mtr>
          <mtd>
            <mtext> - </mtext>
          </mtd>
        </mtr>
        <mtr>
          <mtd>
            <mtext> - </mtext>
          </mtd>
        </mtr>
        <mtr>
          <mtd>
            <mtext> + </mtext>
          </mtd>
        </mtr>
        <mtr>
          <mtd>
            <mtext> + </mtext>
          </mtd>
        </mtr>
        <mtr>
          <mtd>
            <mtext> - </mtext>
          </mtd>
        </mtr>
        <mtr>
          <mtd>
            <mtext> - </mtext>
          </mtd>
        </mtr>
      </mtable>
      <mtable>
        <mtr>
          <mtd>
            <mtext> + </mtext>
          </mtd>
        </mtr>
        <mtr>
          <mtd>
            <mtext> - </mtext>
          </mtd>
        </mtr>
        <mtr>
          <mtd>
            <mtext> - </mtext>
          </mtd>
        </mtr>
        <mtr>
          <mtd>
            <mtext> + </mtext>
          </mtd>
        </mtr>
        <mtr>
          <mtd>
            <mtext> + </mtext>
          </mtd>
        </mtr>
        <mtr>
          <mtd>
            <mtext> - </mtext>
          </mtd>
        </mtr>
        <mtr>
          <mtd>
            <mtext> - </mtext>
          </mtd>
        </mtr>
        <mtr>
          <mtd>
            <mtext> + </mtext>
          </mtd>
        </mtr>
      </mtable>
      <mtable>
        <mtr>
          <mtd>
            <mtext> + </mtext>
          </mtd>
        </mtr>
        <mtr>
          <mtd>
            <mtext> + </mtext>
          </mtd>
        </mtr>
        <mtr>
          <mtd>
            <mtext> + </mtext>
          </mtd>
        </mtr>
        <mtr>
          <mtd>
            <mtext> + </mtext>
          </mtd>
        </mtr>
        <mtr>
          <mtd>
            <mtext> - </mtext>
          </mtd>
        </mtr>
        <mtr>
          <mtd>
            <mtext> - </mtext>
          </mtd>
        </mtr>
        <mtr>
          <mtd>
            <mtext> - </mtext>
          </mtd>
        </mtr>
        <mtr>
          <mtd>
            <mtext> - </mtext>
          </mtd>
        </mtr>
      </mtable>
      <mtable>
        <mtr>
          <mtd>
            <mtext> + </mtext>
          </mtd>
        </mtr>
        <mtr>
          <mtd>
            <mtext> - </mtext>
          </mtd>
        </mtr>
        <mtr>
          <mtd>
            <mtext> + </mtext>
          </mtd>
        </mtr>
        <mtr>
          <mtd>
            <mtext> - </mtext>
          </mtd>
        </mtr>
        <mtr>
          <mtd>
            <mtext> - </mtext>
          </mtd>
        </mtr>
        <mtr>
          <mtd>
            <mtext> + </mtext>
          </mtd>
        </mtr>
        <mtr>
          <mtd>
            <mtext> - </mtext>
          </mtd>
        </mtr>
        <mtr>
          <mtd>
            <mtext> + </mtext>
          </mtd>
        </mtr>
      </mtable>
      <mtable>
        <mtr>
          <mtd>
            <mtext> + </mtext>
          </mtd>
        </mtr>
        <mtr>
          <mtd>
            <mtext> + </mtext>
          </mtd>
        </mtr>
        <mtr>
          <mtd>
            <mtext> - </mtext>
          </mtd>
        </mtr>
        <mtr>
          <mtd>
            <mtext> - </mtext>
          </mtd>
        </mtr>
        <mtr>
          <mtd>
            <mtext> - </mtext>
          </mtd>
        </mtr>
        <mtr>
          <mtd>
            <mtext> - </mtext>
          </mtd>
        </mtr>
        <mtr>
          <mtd>
            <mtext> + </mtext>
          </mtd>
        </mtr>
        <mtr>
          <mtd>
            <mtext> + </mtext>
          </mtd>
        </mtr>
      </mtable>
      <mtable>
        <mtr>
          <mtd>
            <mtext> + </mtext>
          </mtd>
        </mtr>
        <mtr>
          <mtd>
            <mtext> - </mtext>
          </mtd>
        </mtr>
        <mtr>
          <mtd>
            <mtext> - </mtext>
          </mtd>
        </mtr>
        <mtr>
          <mtd>
            <mtext> + </mtext>
          </mtd>
        </mtr>
        <mtr>
          <mtd>
            <mtext> - </mtext>
          </mtd>
        </mtr>
        <mtr>
          <mtd>
            <mtext> + </mtext>
          </mtd>
        </mtr>
        <mtr>
          <mtd>
            <mtext> + </mtext>
          </mtd>
        </mtr>
        <mtr>
          <mtd>
            <mtext> - </mtext>
          </mtd>
        </mtr>
      </mtable>
    </mrow>
    <annotation encoding="StarMath 5.0">stack{ " + " # " + " # " + " # " + " # " + " # " + " # " + " # " + " } 
stack{ " + " # " - " # " + " # " - " # " + " # " - " # " + " # " - " } 
stack{ " + " # " + " # " - " # " - " # " + " # " + " # " - " # " - " } 
stack{ " + " # " - " # " - " # " + " # " + " # " - " # " - " # " + " } 

stack{ " + " # " + " # " + " # " + " # " - " # " - " # " - " # " - " } 
stack{ " + " # " - " # " + " # " - " # " - " # " + " # " - " # " + " } 
stack{ " + " # " + " # " - " # " - " # " - " # " - " # " + " # " + " } 
stack{ " + " # " - " # " - " # " + " # " - " # " + " # " + " # " - " } 
</annotation>
  </semantics>
</math>
</file>

<file path=Object 18/content.xml><?xml version="1.0" encoding="utf-8"?>
<math xmlns="http://www.w3.org/1998/Math/MathML" display="block">
  <semantics>
    <mrow>
      <mi>Q</mi>
      <mo stretchy="false">=</mo>
      <mrow>
        <mo fence="true" stretchy="true">(</mo>
        <mrow>
          <mrow>
            <mtable>
              <mtr>
                <mtd>
                  <mtext>  T</mtext>
                </mtd>
              </mtr>
              <mtr>
                <mtd>
                  <mtext>  T</mtext>
                </mtd>
              </mtr>
            </mtable>
            <mtable>
              <mtr>
                <mtd>
                  <mtext>  T</mtext>
                </mtd>
              </mtr>
              <mtr>
                <mtd>
                  <mtext> -T</mtext>
                </mtd>
              </mtr>
            </mtable>
          </mrow>
        </mrow>
        <mo fence="true" stretchy="true">)</mo>
      </mrow>
    </mrow>
    <annotation encoding="StarMath 5.0">Q = left ( stack{ "  T" # "  T" } stack{ "  T" # " -T" } right )</annotation>
  </semantics>
</math>
</file>

<file path=Object 2/content.xml><?xml version="1.0" encoding="utf-8"?>
<math xmlns="http://www.w3.org/1998/Math/MathML" display="block">
  <semantics>
    <mrow>
      <msub>
        <mi>T</mi>
        <mi mathvariant="italic">ij</mi>
      </msub>
      <mo stretchy="false">=</mo>
      <msub>
        <mi>Q</mi>
        <mi mathvariant="italic">ij</mi>
      </msub>
    </mrow>
    <annotation encoding="StarMath 5.0">T_ij = Q_ij</annotation>
  </semantics>
</math>
</file>

<file path=Object 3/content.xml><?xml version="1.0" encoding="utf-8"?>
<math xmlns="http://www.w3.org/1998/Math/MathML" display="block">
  <semantics>
    <mrow>
      <mo stretchy="false">∀</mo>
      <mrow>
        <mrow>
          <mo fence="true" stretchy="false">(</mo>
          <mrow>
            <mrow>
              <mi>i</mi>
              <mi>,</mi>
              <mi>j</mi>
            </mrow>
          </mrow>
          <mo fence="true" stretchy="false">)</mo>
        </mrow>
        <mo stretchy="false">∈</mo>
        <mrow>
          <mo fence="true" stretchy="false">(</mo>
          <mrow>
            <mrow>
              <mrow>
                <mo fence="true" stretchy="false">[</mo>
                <mrow>
                  <mrow>
                    <mn>1</mn>
                    <mi>,</mi>
                    <mn>...</mn>
                    <mi>,</mi>
                    <mi>n</mi>
                  </mrow>
                </mrow>
                <mo fence="true" stretchy="false">]</mo>
              </mrow>
              <mi>,</mi>
              <mrow>
                <mo fence="true" stretchy="false">[</mo>
                <mrow>
                  <mrow>
                    <mrow>
                      <mi>n</mi>
                      <mo stretchy="false">+</mo>
                      <mn>1</mn>
                    </mrow>
                    <mi>,</mi>
                    <mn>...</mn>
                    <mi>,</mi>
                    <mn>2</mn>
                    <mi>n</mi>
                  </mrow>
                </mrow>
                <mo fence="true" stretchy="false">]</mo>
              </mrow>
            </mrow>
          </mrow>
          <mo fence="true" stretchy="false">)</mo>
        </mrow>
      </mrow>
    </mrow>
    <annotation encoding="StarMath 5.0">forall (i,j) in ([1, ..., n], [n+1, ..., 2n])
</annotation>
  </semantics>
</math>
</file>

<file path=Object 4/content.xml><?xml version="1.0" encoding="utf-8"?>
<math xmlns="http://www.w3.org/1998/Math/MathML" display="block">
  <semantics>
    <mrow>
      <mo stretchy="false">∀</mo>
      <mrow>
        <mrow>
          <mo fence="true" stretchy="false">(</mo>
          <mrow>
            <mrow>
              <mi>i</mi>
              <mi>,</mi>
              <mi>j</mi>
            </mrow>
          </mrow>
          <mo fence="true" stretchy="false">)</mo>
        </mrow>
        <mo stretchy="false">∈</mo>
        <mrow>
          <mo fence="true" stretchy="false">(</mo>
          <mrow>
            <mrow>
              <mrow>
                <mo fence="true" stretchy="false">[</mo>
                <mrow>
                  <mrow>
                    <mrow>
                      <mi>n</mi>
                      <mo stretchy="false">+</mo>
                      <mn>1</mn>
                    </mrow>
                    <mi>,</mi>
                    <mn>...</mn>
                    <mi>,</mi>
                    <mn>2</mn>
                    <mi>n</mi>
                  </mrow>
                </mrow>
                <mo fence="true" stretchy="false">]</mo>
              </mrow>
              <mi>,</mi>
              <mrow>
                <mo fence="true" stretchy="false">[</mo>
                <mrow>
                  <mrow>
                    <mn>1</mn>
                    <mi>,</mi>
                    <mn>...</mn>
                    <mi>,</mi>
                    <mi>n</mi>
                  </mrow>
                </mrow>
                <mo fence="true" stretchy="false">]</mo>
              </mrow>
            </mrow>
          </mrow>
          <mo fence="true" stretchy="false">)</mo>
        </mrow>
      </mrow>
    </mrow>
    <annotation encoding="StarMath 5.0">forall (i,j) in ([n+1, ..., 2n], [1, ..., n])

</annotation>
  </semantics>
</math>
</file>

<file path=Object 5/content.xml><?xml version="1.0" encoding="utf-8"?>
<math xmlns="http://www.w3.org/1998/Math/MathML" display="block">
  <semantics>
    <mrow>
      <msub>
        <mi>T</mi>
        <mi mathvariant="italic">ij</mi>
      </msub>
      <mo stretchy="false">=</mo>
      <msub>
        <mi>Q</mi>
        <mrow>
          <mrow>
            <mi>i</mi>
            <mo stretchy="false">−</mo>
            <mi>n</mi>
          </mrow>
          <mi>j</mi>
        </mrow>
      </msub>
    </mrow>
    <annotation encoding="StarMath 5.0">T_ij = Q_{{i-n}j}</annotation>
  </semantics>
</math>
</file>

<file path=Object 6/content.xml><?xml version="1.0" encoding="utf-8"?>
<math xmlns="http://www.w3.org/1998/Math/MathML" display="block">
  <semantics>
    <mrow>
      <mo stretchy="false">∀</mo>
      <mrow>
        <mrow>
          <mo fence="true" stretchy="false">(</mo>
          <mrow>
            <mrow>
              <mi>i</mi>
              <mi>,</mi>
              <mi>j</mi>
            </mrow>
          </mrow>
          <mo fence="true" stretchy="false">)</mo>
        </mrow>
        <mo stretchy="false">∈</mo>
        <mrow>
          <mo fence="true" stretchy="false">(</mo>
          <mrow>
            <mrow>
              <mrow>
                <mo fence="true" stretchy="false">[</mo>
                <mrow>
                  <mrow>
                    <mrow>
                      <mi>n</mi>
                      <mo stretchy="false">+</mo>
                      <mn>1</mn>
                    </mrow>
                    <mi>,</mi>
                    <mn>...</mn>
                    <mi>,</mi>
                    <mn>2</mn>
                    <mi>n</mi>
                  </mrow>
                </mrow>
                <mo fence="true" stretchy="false">]</mo>
              </mrow>
              <mi>,</mi>
              <mrow>
                <mo fence="true" stretchy="false">[</mo>
                <mrow>
                  <mrow>
                    <mrow>
                      <mi>n</mi>
                      <mo stretchy="false">+</mo>
                      <mn>1</mn>
                    </mrow>
                    <mi>,</mi>
                    <mn>...</mn>
                    <mi>,</mi>
                    <mn>2</mn>
                    <mi>n</mi>
                  </mrow>
                </mrow>
                <mo fence="true" stretchy="false">]</mo>
              </mrow>
            </mrow>
          </mrow>
          <mo fence="true" stretchy="false">)</mo>
        </mrow>
      </mrow>
    </mrow>
    <annotation encoding="StarMath 5.0">forall (i,j) in ([n+1, ..., 2n], [n+1, ..., 2n])

</annotation>
  </semantics>
</math>
</file>

<file path=Object 7/content.xml><?xml version="1.0" encoding="utf-8"?>
<math xmlns="http://www.w3.org/1998/Math/MathML" display="block">
  <semantics>
    <mrow>
      <msub>
        <mi>T</mi>
        <mi mathvariant="italic">ij</mi>
      </msub>
      <mo stretchy="false">=</mo>
      <msub>
        <mi>Q</mi>
        <mrow>
          <mi>i</mi>
          <mrow>
            <mi>j</mi>
            <mo stretchy="false">−</mo>
            <mi>n</mi>
          </mrow>
        </mrow>
      </msub>
    </mrow>
    <annotation encoding="StarMath 5.0">T_ij = Q_{i{j-n}}</annotation>
  </semantics>
</math>
</file>

<file path=Object 8/content.xml><?xml version="1.0" encoding="utf-8"?>
<math xmlns="http://www.w3.org/1998/Math/MathML" display="block">
  <semantics>
    <mrow>
      <msub>
        <mi>T</mi>
        <mi mathvariant="italic">ij</mi>
      </msub>
      <mo stretchy="false">=</mo>
      <mrow>
        <mo stretchy="false">−</mo>
        <msub>
          <mi>Q</mi>
          <mrow>
            <mrow>
              <mi>i</mi>
              <mo stretchy="false">−</mo>
              <mi>n</mi>
            </mrow>
            <mrow>
              <mi>j</mi>
              <mo stretchy="false">−</mo>
              <mi>n</mi>
            </mrow>
          </mrow>
        </msub>
      </mrow>
    </mrow>
    <annotation encoding="StarMath 5.0"> T_ij = -Q_{{i-n}{j-n}}</annotation>
  </semantics>
</math>
</file>

<file path=Object 9/content.xml><?xml version="1.0" encoding="utf-8"?>
<math xmlns="http://www.w3.org/1998/Math/MathML" display="block">
  <semantics>
    <mrow>
      <mo stretchy="false">∀</mo>
      <mrow>
        <mrow>
          <mo fence="true" stretchy="false">(</mo>
          <mrow>
            <mrow>
              <mi>i</mi>
              <mi>,</mi>
              <mi>j</mi>
            </mrow>
          </mrow>
          <mo fence="true" stretchy="false">)</mo>
        </mrow>
        <mo stretchy="false">∈</mo>
        <mrow>
          <mo fence="true" stretchy="false">(</mo>
          <mrow>
            <mrow>
              <mrow>
                <mo fence="true" stretchy="false">[</mo>
                <mrow>
                  <mrow>
                    <mn>1</mn>
                    <mi>,</mi>
                    <mn>...</mn>
                    <mi>,</mi>
                    <mn>2</mn>
                    <mi>n</mi>
                  </mrow>
                </mrow>
                <mo fence="true" stretchy="false">]</mo>
              </mrow>
              <mi>,</mi>
              <mrow>
                <mo fence="true" stretchy="false">[</mo>
                <mrow>
                  <mrow>
                    <mn>1</mn>
                    <mi>,</mi>
                    <mn>...</mn>
                    <mi>,</mi>
                    <mn>2</mn>
                    <mi>n</mi>
                  </mrow>
                </mrow>
                <mo fence="true" stretchy="false">]</mo>
              </mrow>
            </mrow>
          </mrow>
          <mo fence="true" stretchy="false">)</mo>
        </mrow>
      </mrow>
    </mrow>
    <annotation encoding="StarMath 5.0">forall (i,j) in ([1, ..., 2n], [1, ..., 2n])
</annotation>
  </semantics>
</math>
</file>